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808080" draw:marker-start-width="0.518cm" draw:marker-end-width="0.518cm" draw:fill-color="#cf3834" draw:textarea-horizontal-align="justify" draw:textarea-vertical-align="middle" draw:auto-grow-height="false" fo:min-height="0.681cm" fo:min-width="1.447cm" fo:padding-top="0.231cm" fo:padding-bottom="0.231cm" fo:padding-left="0.356cm" fo:padding-right="0.356cm"/>
    </style:style>
    <style:style style:name="P1" style:family="paragraph">
      <loext:graphic-properties draw:fill-color="#cf383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1.143cm" svg:x="6.33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8.63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0.934cm" svg:y="10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7.034cm" svg:y="12.2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9.334cm" svg:y="12.2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1.634cm" svg:y="12.2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6.334cm" svg:y="13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8.634cm" svg:y="13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0.934cm" svg:y="13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7.034cm" svg:y="14.8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9.334cm" svg:y="14.8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1.634cm" svg:y="14.8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6.334cm" svg:y="16.1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8.634cm" svg:y="16.1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0.934cm" svg:y="16.10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0:32:15.853719756</meta:creation-date>
    <dc:date>2019-11-27T10:37:50.166955771</dc:date>
    <meta:editing-duration>PT5M35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